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2E1258D7D2B.jpg"/>
  <manifest:file-entry manifest:media-type="image/png" manifest:full-path="Pictures/10000000000000200000002000309F1C.png"/>
  <manifest:file-entry manifest:media-type="image/png" manifest:full-path="Pictures/10000000000003200000025809C7EF31.png"/>
  <manifest:file-entry manifest:media-type="image/png" manifest:full-path="Pictures/100000000000032A00000240EE7A57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stroke="none" draw:fill="none" draw:fill-color="#ff0080" draw:textarea-horizontal-align="justify" draw:textarea-vertical-align="middle" draw:auto-grow-height="true" draw:auto-grow-width="false" fo:min-height="2.92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lyt-brown-subtitle">
      <style:graphic-properties draw:fill-color="#ffffff" draw:auto-grow-height="true" fo:min-height="3.03cm"/>
    </style:style>
    <style:style style:name="pr3" style:family="presentation" style:parent-style-name="lyt-brown-notes">
      <style:graphic-properties draw:stroke="none" draw:fill="none" draw:fill-color="#bbe0e3" draw:auto-grow-height="true" fo:min-height="11.429cm" draw:shadow="hidden" draw:shadow-color="#808080"/>
    </style:style>
    <style:style style:name="pr4" style:family="presentation" style:parent-style-name="lyt-brown-title">
      <style:graphic-properties draw:auto-grow-height="true" fo:min-height="3.181cm"/>
    </style:style>
    <style:style style:name="pr5" style:family="presentation" style:parent-style-name="lyt-brown-outline1">
      <style:graphic-properties fo:min-height="12.323cm"/>
    </style:style>
    <style:style style:name="pr6" style:family="presentation" style:parent-style-name="lyt-brown-notes">
      <style:graphic-properties draw:fill-color="#ffffff" fo:min-height="11.179cm"/>
    </style:style>
    <style:style style:name="pr7" style:family="presentation" style:parent-style-name="lyt-brown-title">
      <style:graphic-properties fo:min-height="2.93cm"/>
    </style:style>
    <style:style style:name="pr8" style:family="presentation" style:parent-style-name="lyt-brown-subtitle">
      <style:graphic-properties draw:fill-color="#ffffff" draw:auto-grow-height="true" fo:min-height="16.27cm"/>
    </style:style>
    <style:style style:name="pr9" style:family="presentation" style:parent-style-name="lyt-brown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32pt"/>
    </style:style>
    <style:style style:name="P7" style:family="paragraph">
      <style:text-properties style:font-size-asian="24pt"/>
    </style:style>
    <style:style style:name="P8" style:family="paragraph">
      <style:paragraph-properties fo:text-align="center"/>
    </style:style>
    <style:style style:name="T1" style:family="text">
      <style:text-properties fo:color="#ffffff" fo:font-size="54pt" fo:text-shadow="1pt 1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usiness Template" draw:style-name="dp1" draw:master-page-name="lyt-brown" presentation:presentation-page-layout-name="AL1T0">
        <office:forms form:automatic-focus="false" form:apply-design-mode="false"/>
        <draw:frame presentation:style-name="pr1" draw:text-style-name="P2" draw:layer="layout" svg:width="22.859cm" svg:height="5.401cm" svg:x="1.141cm" svg:y="5.945cm" presentation:class="title" presentation:user-transformed="true">
          <draw:text-box>
            <text:p text:style-name="P1"><text:span text:style-name="T1">Distro </text:span><text:span text:style-name="T1">分布式对象数据库技术简介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4" draw:layer="layout" svg:width="22.859cm" svg:height="3.03cm" svg:x="1.27cm" svg:y="14cm" presentation:class="subtitle" presentation:user-transformed="true">
          <draw:text-box>
            <text:p text:style-name="P4">李维&lt;oldrev@gmail.com&gt;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4" draw:layer="layout" svg:width="22.859cm" svg:height="3.181cm" svg:x="1.27cm" svg:y="0.759cm" presentation:class="title">
          <draw:text-box>
            <text:p>Distro的组成</text:p>
          </draw:text-box>
        </draw:frame>
        <draw:frame presentation:style-name="pr5" draw:layer="layout" svg:width="22.859cm" svg:height="13.149cm" svg:x="1.27cm" svg:y="4.457cm" presentation:class="outline" presentation:user-transformed="true">
          <draw:text-box>
            <text:list text:style-name="L2">
              <text:list-item>
                <text:p>一个构建于关系数据库之上的对象数据库</text:p>
              </text:list-item>
              <text:list-item>
                <text:p>通过 HTTP协议承载JSON-RPC 接口</text:p>
              </text:list-item>
              <text:list-item>
                <text:p>一个基于ZeroMQ的并发业务处理系统</text:p>
              </text:list-item>
              <text:list-item>
                <text:p>一个模块系统，所有的功能均是可挂载模块</text:p>
              </text:list-item>
              <text:list-item>
                <text:p>平台已集成报表、日志、缓存、权限管理、工作流、数据导入导出、计划任务引擎等</text:p>
              </text:list-item>
              <text:list-item>
                <text:p>Silverlight实现的瘦客户端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7" draw:layer="layout" svg:width="22.859cm" svg:height="2.93cm" svg:x="1.27cm" svg:y="0.884cm" presentation:class="title" presentation:user-transformed="true">
          <draw:text-box>
            <text:p>Distro的杀手特性</text:p>
          </draw:text-box>
        </draw:frame>
        <draw:frame presentation:style-name="pr5" draw:layer="layout" svg:width="22.859cm" svg:height="12.323cm" svg:x="1.27cm" svg:y="4.457cm" presentation:class="outline">
          <draw:text-box>
            <text:list text:style-name="L2">
              <text:list-item>
                <text:p>Distro注重于开发体验：</text:p>
                <text:list>
                  <text:list-item>
                    <text:p>表可以根据模型定义自动创建和调整</text:p>
                  </text:list-item>
                  <text:list-item>
                    <text:p>只需定义界面布局，其它由客户端自动生成</text:p>
                  </text:list-item>
                  <text:list-item>
                    <text:p>如脚本一般编写C#代码，也支持IronRuby</text:p>
                  </text:list-item>
                  <text:list-item>
                    <text:p>初始化数据也可以跟代码一起版本化</text:p>
                  </text:list-item>
                </text:list>
              </text:list-item>
              <text:list-item>
                <text:p>提供了开发数据库管理应用需要的常用工具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3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lyt-brown" presentation:presentation-page-layout-name="AL3T32">
        <office:forms form:automatic-focus="false" form:apply-design-mode="false"/>
        <draw:frame presentation:style-name="pr8" draw:text-style-name="P6" draw:layer="layout" svg:width="22.859cm" svg:height="16.27cm" svg:x="1.27cm" svg:y="0.759cm" presentation:class="subtitle">
          <draw:text-box>
            <text:p text:style-name="P5">我们的目标是：</text:p>
            <text:p text:style-name="P5">将一个功能点的开发时间，</text:p>
            <text:p text:style-name="P5">由几天减到几十分钟</text:p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9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lyt-brown" presentation:presentation-page-layout-name="AL4T2">
        <office:forms form:automatic-focus="false" form:apply-design-mode="false"/>
        <draw:frame presentation:style-name="pr7" draw:layer="layout" svg:width="22.859cm" svg:height="2.93cm" svg:x="1.27cm" svg:y="0.884cm" presentation:class="title">
          <draw:text-box>
            <text:p>一个开发早期的UI示例</text:p>
          </draw:text-box>
        </draw:frame>
        <draw:frame draw:style-name="gr3" draw:text-style-name="P8" draw:layer="layout" svg:width="17.43cm" svg:height="12.395cm" svg:x="4.07cm" svg:y="4.105cm">
          <draw:image xlink:href="Pictures/100000000000032A00000240EE7A57AA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5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lyt-brown" presentation:presentation-page-layout-name="AL3T32">
        <office:forms form:automatic-focus="false" form:apply-design-mode="false"/>
        <draw:frame presentation:style-name="pr8" draw:layer="layout" svg:width="22.859cm" svg:height="16.27cm" svg:x="1.27cm" svg:y="0.759cm" presentation:class="subtitle">
          <draw:text-box>
            <text:p>Q&amp;A</text:p>
          </draw:text-box>
        </draw:frame>
        <presentation:notes draw:style-name="dp2">
          <draw:page-thumbnail draw:style-name="gr2" draw:layer="layout" svg:width="13.469cm" svg:height="9.524cm" svg:x="2.789cm" svg:y="1.93cm" draw:page-number="6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lyt-brown" presentation:presentation-page-layout-name="AL3T32">
        <office:forms form:automatic-focus="false" form:apply-design-mode="false"/>
        <draw:frame presentation:style-name="pr8" draw:layer="layout" svg:width="22.859cm" svg:height="16.27cm" svg:x="1.27cm" svg:y="0.759cm" presentation:class="subtitle">
          <draw:text-box>
            <text:p>Thanks!</text:p>
          </draw:text-box>
        </draw:frame>
        <presentation:notes draw:style-name="dp2">
          <draw:page-thumbnail draw:style-name="gr2" draw:layer="layout" svg:width="13.469cm" svg:height="9.524cm" svg:x="2.789cm" svg:y="1.93cm" draw:page-number="7" presentation:class="page"/>
          <draw:frame presentation:style-name="pr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.05cm" svg:stroke-color="#000000" draw:marker-start-width="0.38cm" draw:marker-start-center="false" draw:marker-end-width="0.38cm" draw:marker-end-center="false" draw:fill="solid" draw:fill-color="#00dcff" draw:fill-gradient-name="Gradient_20_8" draw:fill-hatch-name="Hatch_20_46" draw:fill-image-name="Bitmape_20_1" draw:fill-image-width="0cm" draw:fill-image-height="0cm" fo:padding-top="0.125cm" fo:padding-bottom="0.125cm" fo:padding-left="0.25cm" fo:padding-right="0.25cm" draw:shadow="visible" draw:shadow-offset-x="0.25cm" draw:shadow-offset-y="0.25cm" draw:shadow-color="#00000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style:use-window-font-color="true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Segoe UI'" style:font-style-name="标准" style:font-family-generic="swiss" style:font-pitch="variable" fo:font-size="32pt" fo:font-style="normal" fo:text-shadow="1pt 1pt" style:text-underline-style="none" fo:font-weight="normal" style:font-family-asian="微软雅黑" style:font-style-name-asian="标准" style:font-family-generic-asian="swiss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Segoe UI'" style:font-style-name="标准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Segoe UI'" style:font-style-name="标准" style:font-family-generic="swiss" style:font-pitch="variable" fo:font-size="32pt" fo:font-style="normal" fo:text-shadow="1pt 1pt" style:text-underline-style="none" fo:font-weight="normal" style:font-family-asian="微软雅黑" style:font-style-name-asian="标准" style:font-family-generic-asian="swiss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Segoe UI'" style:font-style-name="标准" style:font-family-generic="swiss" style:font-pitch="variable" fo:font-size="44pt" fo:font-style="normal" fo:text-shadow="1pt 1pt" style:text-underline-style="none" fo:font-weight="normal" style:font-family-asian="微软雅黑" style:font-style-name-asian="标准" style:font-family-generic-asian="swiss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tlewav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ubtlewav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btlewaves-notes" style:family="presentation">
      <style:graphic-properties draw:stroke="none" draw:fill="none">
        <text:list-style style:name="subtlewaves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ubtlewaves-outline1" style:family="presentation">
      <style:graphic-properties draw:stroke="none" draw:fill="none">
        <text:list-style style:name="subtlewaves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outline2" style:family="presentation" style:parent-style-name="subtlewaves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ubtlewaves-outline3" style:family="presentation" style:parent-style-name="subtlewaves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ubtlewaves-outline4" style:family="presentation" style:parent-style-name="subtlewaves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5" style:family="presentation" style:parent-style-name="subtlewaves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6" style:family="presentation" style:parent-style-name="subtlewaves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7" style:family="presentation" style:parent-style-name="subtlewaves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8" style:family="presentation" style:parent-style-name="subtlewaves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9" style:family="presentation" style:parent-style-name="subtlewaves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subtitle" style:family="presentation">
      <style:graphic-properties draw:stroke="none" draw:fill="none" draw:fill-image-width="0cm" draw:fill-image-height="0cm" draw:textarea-vertical-align="middle">
        <text:list-style style:name="subtlewaves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Segoe UI'" style:font-style-name="标准" style:font-family-generic="swiss" style:font-pitch="variable" fo:font-size="26pt" fo:font-style="normal" fo:text-shadow="1pt 1pt" style:text-underline-style="none" fo:font-weight="normal" style:letter-kerning="true" style:font-family-asian="微软雅黑" style:font-style-name-asian="标准" style:font-family-generic-asian="swiss" style:font-pitch-asian="variable" style:font-size-asian="26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title" style:family="presentation">
      <style:graphic-properties draw:stroke="none" draw:fill="none" draw:textarea-vertical-align="middle">
        <text:list-style style:name="subtlewaves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Segoe UI'" style:font-style-name="标准" style:font-family-generic="swiss" style:font-pitch="variable" fo:font-size="44pt" fo:font-style="normal" fo:text-shadow="none" style:text-underline-style="none" fo:font-weight="normal" style:letter-kerning="true" style:font-family-asian="微软雅黑" style:font-style-name-asian="标准" style:font-family-generic-asian="swiss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ffffff" style:text-outline="false" style:text-line-through-style="none" fo:font-family="'DejaVu Sans Condensed'" style:font-style-name="Book" style:font-family-generic="swiss" style:font-pitch="variable" fo:font-size="32pt" fo:font-style="normal" fo:text-shadow="1pt 1pt" style:text-underline-style="none" fo:font-weight="normal" style:font-family-asian="文泉驿正黑" style:font-style-name-asian="标准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rown-outline3" style:family="presentation" style:parent-style-name="lyt-brown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rown-outline4" style:family="presentation" style:parent-style-name="lyt-brown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rown-outline5" style:family="presentation" style:parent-style-name="lyt-brown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rown-outline6" style:family="presentation" style:parent-style-name="lyt-brown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rown-outline7" style:family="presentation" style:parent-style-name="lyt-brown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rown-outline8" style:family="presentation" style:parent-style-name="lyt-brown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rown-outline9" style:family="presentation" style:parent-style-name="lyt-brown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1pt 1pt" style:text-underline-style="none" fo:font-weight="normal" style:font-family-asian="文泉驿正黑" style:font-style-name-asian="标准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ubtlewave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subtlewav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ubtlewav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编号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编号&gt;</text:page-number></text:span></text:p>
          </draw:text-box>
        </draw:frame>
      </presentation:notes>
    </style:master-page>
    <style:master-page style:name="subtlewaves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subtlewaves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编号&gt;</text:page-number></text:span></text:p>
        </draw:text-box>
      </draw:frame>
      <draw:frame presentation:style-name="subtlewaves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subtlewaves-title" draw:layer="backgroundobjects" svg:width="12.7cm" svg:height="9.526cm" svg:x="3.175cm" svg:y="1.904cm" presentation:class="page"/>
        <draw:frame presentation:style-name="subtlewaves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编号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2.859cm" svg:height="3.18cm" svg:x="1.27cm" svg:y="0.759cm" presentation:class="title" presentation:placeholder="true">
        <draw:text-box/>
      </draw:frame>
      <draw:frame presentation:style-name="lyt-brown-outline1" draw:layer="backgroundobjects" svg:width="22.859cm" svg:height="12.573cm" svg:x="1.27cm" svg:y="4.457cm" presentation:class="outline" presentation:placeholder="true">
        <draw:text-box/>
      </draw:frame>
      <draw:frame presentation:style-name="Mpr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lyt-brown-title" draw:layer="backgroundobjects" svg:width="13.469cm" svg:height="9.524cm" svg:x="2.789cm" svg:y="1.93cm" presentation:class="page"/>
        <draw:frame presentation:style-name="lyt-brown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Flowers</dc:title>
    <dc:language>en-US</dc:language>
    <meta:editing-cycles>117</meta:editing-cycles>
    <meta:editing-duration>PT03H58M17S</meta:editing-duration>
    <meta:creation-date>2011-01-08T20:22:02.08</meta:creation-date>
    <meta:initial-creator>oldrev wei</meta:initial-creator>
    <dc:date>2011-10-17T12:16:21.90</dc:date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